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6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8" style:family="paragraph" style:parent-style-name="Standard">
      <style:paragraph-properties fo:line-height="100%"/>
      <style:text-properties fo:color="#000000" loext:opacity="100%" style:font-name="F" fo:font-size="10pt" fo:font-weight="normal" fo:background-color="#fffff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b31f8" officeooo:paragraph-rsid="000b31f8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T1" style:family="text">
      <style:text-properties officeooo:rsid="000a537b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4ec9b0" loext:opacity="100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4873" style:font-weight-asian="bold" style:font-weight-complex="bold"/>
    </style:style>
    <style:style style:name="T12" style:family="text">
      <style:text-properties officeooo:rsid="000b31f8"/>
    </style:style>
    <style:style style:name="T13" style:family="text">
      <style:text-properties officeooo:rsid="000b4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5</text:span></text:p>
      <text:p text:style-name="P1">По дисциплине “Операционные системы”</text:p>
      <text:p text:style-name="P1">Тема: “<text:span text:style-name="T1">Ввод/вывод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1</text:p>
      <text:p text:style-name="P3">Кирилович А. А.</text:p>
      <text:p text:style-name="P3">Проверил:</text:p>
      <text:p text:style-name="P3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4"><text:soft-page-break/><text:span text:style-name="T10">Цел работы:</text:span> изучить стандартные потоки вывода и ввода.</text:p>
      <text:p text:style-name="P9">Ход работы:</text:p>
      <text:p text:style-name="P4"/>
      <text:p text:style-name="P4">Задание 1</text:p>
      <text:p text:style-name="P2">Написать программу, которая получает со стандартного потока ввода</text:p>
      <text:p text:style-name="P2">содержимое любого текстового файла и выводит в стандартный поток вывода те его строки,</text:p>
      <text:p text:style-name="P2">которые начинаются с цифры, заменив в этих строках все буквы X на Y. Протестировать на</text:p>
      <text:p text:style-name="P2">различных файлах с использованием конвейеров в различных комбинациях вашей программы и</text:p>
      <text:p text:style-name="P2">команд cat, sort, head, tail.</text:p>
      <text:p text:style-name="P2"/>
      <text:p text:style-name="P10">Файл test.txt:</text:p>
      <text:p text:style-name="P10"><text:span text:style-name="Source_20_Text">1x</text:span></text:p>
      <text:p text:style-name="P10"><text:span text:style-name="Source_20_Text">x2</text:span></text:p>
      <text:p text:style-name="P10"><text:span text:style-name="Source_20_Text">3X</text:span></text:p>
      <text:p text:style-name="P2"/>
      <text:p text:style-name="P5">#include &lt;sys/types.h&gt;</text:p>
      <text:p text:style-name="P6">#include &lt;fcntl.h&gt;</text:p>
      <text:p text:style-name="P6">#include &lt;stdio.h&gt;</text:p>
      <text:p text:style-name="P6">#include &lt;unistd.h&gt;</text:p>
      <text:p text:style-name="P6">#include &lt;ctype.h&gt;</text:p>
      <text:p text:style-name="P6">#include &lt;string.h&gt;</text:p>
      <text:p text:style-name="P7"/>
      <text:p text:style-name="P6"># define size 255</text:p>
      <text:p text:style-name="P7"/>
      <text:p text:style-name="P6">int main() {</text:p>
      <text:p text:style-name="P6"><text:tab/>char str[size];</text:p>
      <text:p text:style-name="P6"><text:tab/>char *begin, *end;</text:p>
      <text:p text:style-name="P7"/>
      <text:p text:style-name="P6"><text:tab/>while ((read(0, str, size)) &gt; 0) { </text:p>
      <text:p text:style-name="P6"><text:tab/><text:tab/>begin = str;</text:p>
      <text:p text:style-name="P6"><text:tab/><text:tab/>end = strstr(str, "\n");</text:p>
      <text:p text:style-name="P6"><text:tab/><text:tab/>while (end) {</text:p>
      <text:p text:style-name="P6"><text:tab/><text:tab/><text:tab/>if (isdigit(*begin)) { </text:p>
      <text:p text:style-name="P6"><text:tab/><text:tab/><text:tab/><text:tab/>for (int i = begin - str; i &lt; end - str; i++) {</text:p>
      <text:p text:style-name="P6"><text:tab/><text:tab/><text:tab/><text:tab/><text:tab/>if (str[i] == 'X') {</text:p>
      <text:p text:style-name="P6"><text:tab/><text:tab/><text:tab/><text:tab/><text:tab/><text:tab/>str[i] = 'Y';</text:p>
      <text:p text:style-name="P6"><text:tab/><text:tab/><text:tab/><text:tab/><text:tab/>}</text:p>
      <text:p text:style-name="P6"><text:tab/><text:tab/><text:tab/><text:tab/><text:tab/>if (str[i] == 'x') {</text:p>
      <text:p text:style-name="P6"><text:tab/><text:tab/><text:tab/><text:tab/><text:tab/><text:tab/>str[i] = 'y';</text:p>
      <text:p text:style-name="P6"><text:tab/><text:tab/><text:tab/><text:tab/><text:tab/>}</text:p>
      <text:p text:style-name="P6"><text:tab/><text:tab/><text:tab/><text:tab/>}</text:p>
      <text:p text:style-name="P6"><text:tab/><text:tab/><text:tab/><text:tab/>write(1, begin, end - begin + 1);</text:p>
      <text:p text:style-name="P6"><text:tab/><text:tab/><text:tab/>}</text:p>
      <text:p text:style-name="P6"><text:tab/><text:tab/><text:tab/>begin = end + 1;</text:p>
      <text:p text:style-name="P6"><text:tab/><text:tab/><text:tab/>end = strstr(end + 1, "\n");</text:p>
      <text:p text:style-name="P6"><text:tab/><text:tab/>}</text:p>
      <text:p text:style-name="P6"><text:tab/>}</text:p>
      <text:p text:style-name="P6"><text:tab/>return 0;</text:p>
      <text:p text:style-name="P6">}</text:p>
      <text:p text:style-name="P6"/>
      <text:p text:style-name="P8"><text:span text:style-name="Source_20_Text"><text:span text:style-name="T10">arsbrest@Ars:~/Code/UNIVERSITY/OS/LABA5$ cat test.txt | ./task1</text:span></text:span></text:p>
      <text:p text:style-name="P8"><text:span text:style-name="Source_20_Text">1y</text:span></text:p>
      <text:p text:style-name="P8"><text:span text:style-name="Source_20_Text">3Y</text:span></text:p>
      <text:p text:style-name="P8"><text:span text:style-name="Source_20_Text"><text:span text:style-name="T10">arsbrest@Ars:~/Code/UNIVERSITY/OS/LABA5$ sort test.txt | ./task1</text:span></text:span></text:p>
      <text:p text:style-name="P8"><text:span text:style-name="Source_20_Text">1y</text:span></text:p>
      <text:p text:style-name="P8"><text:span text:style-name="Source_20_Text">3Y</text:span></text:p>
      <text:p text:style-name="P8"><text:span text:style-name="Source_20_Text"><text:span text:style-name="T10">arsbrest@Ars:~/Code/UNIVERSITY/OS/LABA5$ head -n 1 test.txt | ./task1</text:span></text:span></text:p>
      <text:p text:style-name="P8"><text:span text:style-name="Source_20_Text">1y</text:span></text:p>
      <text:p text:style-name="P8"><text:span text:style-name="Source_20_Text"><text:span text:style-name="T10">arsbrest@Ars:~/Code/UNIVERSITY/OS/LABA5$ tail -n 1 test.txt | ./task1</text:span></text:span></text:p>
      <text:p text:style-name="P8"><text:span text:style-name="Source_20_Text">3Y</text:span></text:p>
      <text:p text:style-name="P2"/>
      <text:p text:style-name="P2"/>
      <text:p text:style-name="P4"><text:soft-page-break/>Задание 2</text:p>
      <text:p text:style-name="P2">Откройте любой другой текстовый файл и выводите в стандартный поток</text:p>
      <text:p text:style-name="P2">вывода строки по очереди - согласно заданию Части II и из этого файла.</text:p>
      <text:p text:style-name="P2"/>
      <text:p text:style-name="P5">#include &lt;sys/types.h&gt;</text:p>
      <text:p text:style-name="P6">#include &lt;fcntl.h&gt;</text:p>
      <text:p text:style-name="P6">#include &lt;stdio.h&gt;</text:p>
      <text:p text:style-name="P6">#include &lt;unistd.h&gt;</text:p>
      <text:p text:style-name="P6">#include &lt;ctype.h&gt;</text:p>
      <text:p text:style-name="P6">#include &lt;string.h&gt;</text:p>
      <text:p text:style-name="P7"/>
      <text:p text:style-name="P6"># define size 255</text:p>
      <text:p text:style-name="P7"/>
      <text:p text:style-name="P6">int main() {</text:p>
      <text:p text:style-name="P6"><text:tab/>char str[size];</text:p>
      <text:p text:style-name="P7"/>
      <text:p text:style-name="P6"><text:tab/>FILE * f = fopen("test.txt","r");</text:p>
      <text:p text:style-name="P6"><text:tab/>if(!f) <text:span text:style-name="T12">{</text:span></text:p>
      <text:p text:style-name="P6"><text:tab/><text:tab/>printf("Error open test.txt\n");</text:p>
      <text:p text:style-name="P6"><text:tab/><text:tab/>else {</text:p>
      <text:p text:style-name="P6"><text:tab/><text:tab/><text:tab/>while(fgets(str,size,f)){</text:p>
      <text:p text:style-name="P6"><text:tab/><text:tab/><text:tab/><text:tab/>if (isdigit(*str)) { </text:p>
      <text:p text:style-name="P6"><text:tab/><text:tab/><text:tab/><text:tab/><text:tab/>for (int i = 0; i &lt; strlen(str); i++) {</text:p>
      <text:p text:style-name="P6"><text:tab/><text:tab/><text:tab/><text:tab/><text:tab/><text:tab/>if (str[i] == 'X') {</text:p>
      <text:p text:style-name="P6"><text:tab/><text:tab/><text:tab/><text:tab/><text:tab/><text:tab/><text:tab/>str[i] = 'Y';</text:p>
      <text:p text:style-name="P6"><text:tab/><text:tab/><text:tab/><text:tab/><text:tab/><text:tab/>}</text:p>
      <text:p text:style-name="P6"><text:tab/><text:tab/><text:tab/><text:tab/><text:tab/><text:tab/>if (str[i] == 'x') {</text:p>
      <text:p text:style-name="P6"><text:tab/><text:tab/><text:tab/><text:tab/><text:tab/><text:tab/><text:tab/>str[i] = 'y';</text:p>
      <text:p text:style-name="P6"><text:tab/><text:tab/><text:tab/><text:tab/><text:tab/><text:tab/>}</text:p>
      <text:p text:style-name="P6"><text:tab/><text:tab/><text:tab/><text:tab/><text:tab/>}</text:p>
      <text:p text:style-name="P6"><text:tab/><text:tab/><text:tab/><text:tab/><text:tab/>write(1, str, strlen(str))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fclose(f);</text:p>
      <text:p text:style-name="P6"><text:tab/>return 0;</text:p>
      <text:p text:style-name="P6">}</text:p>
      <text:p text:style-name="P2"/>
      <text:p text:style-name="P11"><text:span text:style-name="Source_20_Text">arsbrest@Ars:~/Code/UNIVERSITY/OS/LABA5$ gcc task2.c -o task2</text:span></text:p>
      <text:p text:style-name="P11"><text:span text:style-name="Source_20_Text">arsbrest@Ars:~/Code/UNIVERSITY/OS/LABA5$ ./task2</text:span></text:p>
      <text:p text:style-name="P12"><text:span text:style-name="Source_20_Text">1y</text:span></text:p>
      <text:p text:style-name="P12"><text:span text:style-name="Source_20_Text">3Y</text:span></text:p>
      <text:p text:style-name="P12"><text:span text:style-name="Source_20_Text"/></text:p>
      <text:p text:style-name="P13"><text:span text:style-name="T11">Вывод:</text:span><text:span text:style-name="T13"> </text:span><text:span text:style-name="T1">изучи</text:span><text:span text:style-name="T13">л</text:span><text:span text:style-name="T1"> стандартные потоки вывода и вв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2-10-21T14:22:30.268987527</dc:date>
    <meta:editing-duration>PT1M53S</meta:editing-duration>
    <meta:editing-cycles>1</meta:editing-cycles>
    <meta:document-statistic meta:table-count="0" meta:image-count="0" meta:object-count="0" meta:page-count="3" meta:paragraph-count="105" meta:word-count="353" meta:character-count="2396" meta:non-whitespace-character-count="1998"/>
    <meta:generator>LibreOffice/7.3.6.2$Linux_X86_64 LibreOffice_project/30$Build-2</meta:generator>
  </office:meta>
</office:document-meta>
</file>